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71a6" officeooo:paragraph-rsid="001ba5f1"/>
    </style:style>
    <style:style style:name="P2" style:family="paragraph" style:parent-style-name="Standard">
      <style:text-properties officeooo:rsid="001ba5f1" officeooo:paragraph-rsid="001ba5f1"/>
    </style:style>
    <style:style style:name="P3" style:family="paragraph" style:parent-style-name="Standard">
      <style:text-properties officeooo:rsid="001da588" officeooo:paragraph-rsid="001da588"/>
    </style:style>
    <style:style style:name="P4" style:family="paragraph" style:parent-style-name="Standard">
      <style:text-properties officeooo:rsid="001f71a6" officeooo:paragraph-rsid="001ba5f1"/>
    </style:style>
    <style:style style:name="P5" style:family="paragraph" style:parent-style-name="Standard">
      <style:text-properties officeooo:rsid="0025bd82" officeooo:paragraph-rsid="0025bd82"/>
    </style:style>
    <style:style style:name="T1" style:family="text">
      <style:text-properties officeooo:rsid="00209bf6"/>
    </style:style>
    <style:style style:name="T2" style:family="text">
      <style:text-properties officeooo:rsid="001ba5f1"/>
    </style:style>
    <style:style style:name="T3" style:family="text">
      <style:text-properties officeooo:rsid="001da588"/>
    </style:style>
    <style:style style:name="T4" style:family="text">
      <style:text-properties officeooo:rsid="001edf73"/>
    </style:style>
    <style:style style:name="T5" style:family="text">
      <style:text-properties officeooo:rsid="001fa0f6"/>
    </style:style>
    <style:style style:name="T6" style:family="text">
      <style:text-properties officeooo:rsid="0022fc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ffen Freitag</text:p>
      <text:p text:style-name="P1"/>
      <text:p text:style-name="P1">Beginn: 9:15</text:p>
      <text:p text:style-name="P1"/>
      <text:p text:style-name="P1">Ende: <text:span text:style-name="T1">10:50 </text:span></text:p>
      <text:p text:style-name="P1"/>
      <text:p text:style-name="P1">Anwesenheit: <text:span text:style-name="T3">alle anwesend</text:span></text:p>
      <text:p text:style-name="P1"/>
      <text:p text:style-name="P1"/>
      <text:p text:style-name="P1">Heute in großen Teilen Einzelarbeit daher wenig im Protokoll <text:span text:style-name="T2">wie letzte Woche.</text:span></text:p>
      <text:p text:style-name="P1"/>
      <text:p text:style-name="P1"/>
      <text:p text:style-name="P5">Gruppenaufteilung</text:p>
      <text:p text:style-name="P1"/>
      <text:p text:style-name="P2">- Maximilian und Rene arbeiten an Visual und Text für DevOps</text:p>
      <text:p text:style-name="P2"/>
      <text:p text:style-name="P2">- Daniel, <text:span text:style-name="T4">Ahmed</text:span> und Wael arbeiten an Text für Ausrichter</text:p>
      <text:p text:style-name="P2"/>
      <text:p text:style-name="P3">- Youssef <text:span text:style-name="T4">und</text:span> Houman und Lukas arb<text:span text:style-name="T5">e</text:span>iten an Beobachter GUI</text:p>
      <text:p text:style-name="P3"/>
      <text:p text:style-name="P3">- <text:span text:style-name="T4">Jan arbeitet mit an Text für DevOps</text:span></text:p>
      <text:p text:style-name="P3"/>
      <text:p text:style-name="P3">- <text:span text:style-name="T6">Kai hilft Rene bei Server Kommunikations Beispiel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6M4S</meta:editing-duration>
    <meta:editing-cycles>8</meta:editing-cycles>
    <meta:generator>LibreOffice/5.4.6.2$Windows_X86_64 LibreOffice_project/4014ce260a04f1026ba855d3b8d91541c224eab8</meta:generator>
    <dc:date>2019-01-20T17:04:11.020000000</dc:date>
    <meta:document-statistic meta:table-count="0" meta:image-count="0" meta:object-count="0" meta:page-count="1" meta:paragraph-count="11" meta:word-count="69" meta:character-count="421" meta:non-whitespace-character-count="362"/>
    <meta:user-defined meta:name="Info 1"/>
    <meta:user-defined meta:name="Info 2"/>
    <meta:user-defined meta:name="Info 3"/>
    <meta:user-defined meta:name="Info 4"/>
  </office:meta>
</office:document-meta>
</file>